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Title" style:master-page-name="Standard">
      <style:paragraph-properties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0808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5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6" style:family="text">
      <style:text-properties fo:color="#000000" style:font-name="Georgia" fo:language="none" fo:country="none" style:font-name-asian="Georgia" style:language-asian="none" style:country-asian="none" style:font-name-complex="Georgia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With The New</text:p>
      <text:p text:style-name="P2"/>
      <text:p text:style-name="P1"><text:span text:style-name="T2">Read:</text:span> II Corinthians 3:6 "Who also hath made us able ministers of the new testament; not of the letter, but of the spirit: for the letter killeth, but the spirit giveth life."</text:p>
      <text:p text:style-name="P1"><text:s/></text:p>
      <text:p text:style-name="P1"><text:span text:style-name="T2">Text:</text:span> Revelation 21:5 “And he that sat upon the throne said, Behold, I make <text:span text:style-name="T1">all things new</text:span>. And he said unto me, Write: for these words are true and faithful.”</text:p>
      <text:p text:style-name="P1"/>
      <text:p text:style-name="P1"><text:span text:style-name="T2">Introduction:</text:span> Last week we talked about getting rid of the old. <text:s/>Today I want to complete the transformation with a sermon about what we should replace the “old” with. </text:p>
      <text:p text:style-name="P1"/>
      <text:p text:style-name="P1"><text:span text:style-name="T2">I. <text:s/>A New Name:</text:span> Revelation 3:12 talks about the believer and says "...<text:span text:style-name="T6">I will write upon him the name of my God.</text:span>…and I will write upon him my <text:span text:style-name="T1">new name</text:span>." <text:s/>Our new name includes the family <text:s/>surname for it includes the name of our new Father: God. <text:s/>In the Old Testament we read about Abram getting a new name: Abraham. <text:s/>We read of Jacob getting a name change to Israel after an encounter with God. <text:s/>In the book of Acts we read a similar story about Saul meeting God and having a divine name change to Paul. <text:s/>When you have a genuine encounter with God you will find that your old name (your old reputation) will no longer fit with your new life in Christ. <text:s/>[The Baptism of Jesse Taylor]</text:p>
      <text:p text:style-name="P1"/>
      <text:p text:style-name="P1"><text:span text:style-name="T2">II. A New Tongue:</text:span> I am not talking about the doctrine of speaking in other tongues. <text:s/>This is not to say that there isn't a gift of tongues for there is however I'm talking about God changing how one talks after he/she trusts Christ. <text:s/>In Mark 16:17 “…these signs shall follow them that believe; In my name shall they cast out devils; they shall speak with <text:span text:style-name="T1">new tongues</text:span>;” <text:s/>A song writer wrote: “Oh don’t look for me to say the things I used to say before; I don’t say them anymore. I’ve found a better way.” <text:s/>Profanity goes away, vulgarity goes away, lying goes away, hateful words go away </text:p>
      <text:p text:style-name="P1">all to be replaced with Godly, loving, helpful, peaceful words.</text:p>
      <text:p text:style-name="P1"/>
      <text:p text:style-name="P1"><text:span text:style-name="T2">III. A New Song:</text:span> John writes in Revelation 14:3 “And they sung…a <text:span text:style-name="T1">new song</text:span> before the throne…” <text:s/>Not only does God place a new tongue in your mouth but He plants a new song on that tongue. <text:s/>(Johnny Duncan, Country Singer) <text:s/>Most songs sung by the secular singers and even some who call themselves Christians are not helpful (and many times damag-ing) to the Godly person. <text:s/>The songs that this world sing are usually songs that lift up self; they are uplifting to the ego. <text:s/>Before we came to Christ our life was one sad song but Christ replaces our sad song with a song of God be in their mouth…" <text:s/>[Stuart Hamlin before and after salvation]</text:p>
      <text:p text:style-name="P1"><text:span text:style-name="T2">IV. A New Doctrine:</text:span> Mark 1:27 “And they were all amazed…saying …what <text:span text:style-name="T1">new doctrine</text:span> is this? <text:s/>for with authority commandeth he even the unclean spirits, and they do obey him.” <text:s/>I want to talk about the fact of what happens to the belief system of one who is captured by Christ. <text:s/>This person begins to see things, in the Bible, that he/she has never seen be-fore. <text:s/>They are amazed about how this book, that seemed so out of date before, is such a present help to their life. <text:s/>When Christ resides inside of your heart you will find that your understanding <text:s/>and faith in the Word increases and you begin to love the truths that you find as you read and heed the things that God says. <text:s/>The Bible becomes a brand new book to the believer. It is no longer just a Bible...it is a Holy Bible. <text:s/>It <text:span text:style-name="T1">is</text:span> a new doctrine; not because the doctrine has changed but because the new believer now looks at it with a new heart and a new understanding.</text:p>
      <text:p text:style-name="P1"/>
      <text:p text:style-name="P1"><text:span text:style-name="T2">V. A New Commandment:</text:span> There are many believers who will fight to see the Ten Commandments hung in courthouses and schoolhouses all across this land. <text:s/>I have a better idea. <text:s/>Let’s post the new commandment. <text:s/>It is found in John 13:34 Jesus said: <text:s/>“A <text:span text:style-name="T1">new commandment</text:span> I give unto you, That ye love one another; as I have loved you, that ye also love one another.” <text:s/>You cannot violate any of the ten as you are following this one commandment. <text:s/>Here's an idea: Post this <text:span text:style-name="T1">in your home</text:span> and memorize it so it is <text:span text:style-name="T1">posted in your heart</text:span>. </text:p>
      <text:p text:style-name="P1"/>
      <text:p text:style-name="P1"><text:span text:style-name="T2">VI. A New Way:</text:span><text:span text:style-name="T3"> <text:s/>I believe that it was a newsman named Charles Osgood who used to have a program on TV; where he would go on trips off the beaten path. <text:s/>These side roads would lead to some unique shops and sights that most people would never see even if they were world travelers. <text:s/>It was one of the most watched and interesting programs on Television.</text:span></text:p>
      <text:p text:style-name="P1"><text:span text:style-name="T2"><text:s text:c="2"/></text:span>The writer of Hebrews says in Hebrews 10:20 “By a <text:span text:style-name="T1">new and living way</text:span>, which he hath consecrated for us…” <text:s/>The direction of the life of a believer is like uncharted territory. <text:s/>God leads us in a direction that we may have never even considered before. <text:s/>We used to hate those Jesus freaks and now we’ve become one. <text:s/>We have learned to hate things that we used to love and have discovered that we love things that we used to hate. <text:s/>The path may not be as quick or as easy as the old path but it definitely will be more interesting. <text:s/>And it will lead to a brand new destination. </text:p>
      <text:p text:style-name="P1"/>
      <text:p text:style-name="P1"><text:span text:style-name="T2">Conclude: </text:span>How new are you?<text:span text:style-name="T2"> <text:s/></text:span><text:span text:style-name="T3">Are there any of these new things that are absent in your life?</text:span></text:p>
      <text:p text:style-name="P1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 With The New</dc:title>
    <meta:initial-creator>Joel Tice</meta:initial-creator>
    <meta:creation-date>2008-01-05T15:22:00</meta:creation-date>
    <dc:creator>j </dc:creator>
    <dc:date>2021-01-23T12:05:51</dc:date>
    <meta:print-date>2008-01-06T01:45:00</meta:print-date>
    <meta:editing-cycles>13</meta:editing-cycles>
    <meta:editing-duration>P5DT9H33M2S</meta:editing-duration>
    <meta:generator>OpenOffice/4.1.3$Win32 OpenOffice.org_project/413m1$Build-9783</meta:generator>
    <meta:document-statistic meta:table-count="0" meta:image-count="0" meta:object-count="0" meta:page-count="1" meta:paragraph-count="14" meta:word-count="931" meta:character-count="4958"/>
  </office:meta>
</office:document-meta>
</file>